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officeooo:rsid="0673d7fc"/>
    </style:style>
    <style:style style:name="T251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3" style:family="text">
      <style:text-properties style:text-line-through-style="none" style:text-line-through-type="none" style:font-name="Liberation Sans" style:text-underline-style="none" officeooo:rsid="0b0f3a36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e83c34e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T191"><text:note text:id="ftn1" text:note-class="footnote"><text:note-citation>1</text:note-citation><text:note-body><text:p text:style-name="P31"><text:span text:style-name="T177">L</text:span><text:span text:style-name="T178">TS stands for Long-Term Support, and this </text:span><text:span text:style-name="T185">June</text:span><text:span text:style-name="T179"> </text:span><text:span text:style-name="Strong_20_Emphasis"><text:span text:style-name="T100"><text:user-field-get text:name="Releaseyear">2023</text:user-field-get></text:span></text:span><text:span text:style-name="T181"><text:s/>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T179"><text:s/></text:span><text:span text:style-name="T188"><text:user-field-get text:name="Edition">Desktop</text:user-field-get></text:span><text:span text:style-name="T179"><text:s/></text:span><text:span text:style-name="T180">(</text:span><text:span text:style-name="T178">codenamed</text:span><text:span text:style-name="T180"> </text:span><text:span text:style-name="T184">bookworm</text:span><text:span text:style-name="T180">) </text:span><text:span text:style-name="T178">will be </text:span><text:span text:style-name="T183">supported</text:span><text:span text:style-name="T178"> for five years until </text:span><text:span text:style-name="T185">June</text:span><text:span text:style-name="T179"> </text:span><text:span text:style-name="T177">202</text:span><text:span text:style-name="T185">8</text:span><text:span text:style-name="T182">.</text:span></text:p></text:note-body></text:note></text:span><text:span text:style-name="T192"><text:s/></text:span><text:span text:style-name="T192"><text:user-field-get text:name="Edition">Desktop</text:user-field-get></text:span><text:span text:style-name="T193">.</text:span></text:p>
      <text:p text:style-name="P51"/>
      <text:p text:style-name="P49"><text:span text:style-name="T17">Fill in the </text:span><text:span text:style-name="Strong_20_Emphasis"><text:span text:style-name="T241"><text:s/></text:span></text:span><text:span text:style-name="Strong_20_Emphasis"><text:span text:style-name="T24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1"><text:tab/><text:tab/></text:span><text:span text:style-name="T200"> <text:tab/><text:tab/><text:tab/></text:span><text:span text:style-name="T202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196">na</text:span><text:span text:style-name="T197">me,</text:span><text:span text:style-name="T196"> </text:span><text:span text:style-name="T197">e.g.</text:span><text:span text:style-name="T196"> </text:span><text:span text:style-name="T198">J</text:span><text:span text:style-name="T211">a</text:span><text:span text:style-name="T198">n </text:span><text:span text:style-name="T211">Jansen</text:span><text:span text:style-name="T212">]</text:span></text:p>
      <text:p text:style-name="P57"><text:span text:style-name="Definition"><text:span text:style-name="T195">USER</text:span></text:span><text:span text:style-name="Definition"><text:span text:style-name="T254">na</text:span></text:span><text:span text:style-name="Definition"><text:span text:style-name="T257">me</text:span></text:span><text:span text:style-name="T194"><text:tab/><text:tab/><text:tab/></text:span><text:span text:style-name="T194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52"><text:span text:style-name="Definition"><text:span text:style-name="T254">COMPUTERNA</text:span></text:span><text:span text:style-name="Definition"><text:span text:style-name="T257">me</text:span></text:span><text:span text:style-name="T213"><text:tab/></text:span><text:span text:style-name="T254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4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5"><text:span text:style-name="Definition"><text:span text:style-name="T221">USER</text:span></text:span><text:span text:style-name="T220"><text:tab/><text:tab/></text:span><text:span text:style-name="T200"> <text:tab/><text:tab/><text:tab/></text:span><text:span text:style-name="T202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199">]</text:span></text:p>
      <text:p text:style-name="P94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7"><text:tab/><text:tab/><text:tab/></text:span></text:span><text:span text:style-name="T194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4"><text:tab/></text:span><text:span text:style-name="T225">[</text:span><text:span text:style-name="T226">user</text:span><text:span text:style-name="T224"> </text:span><text:span text:style-name="T229">na</text:span><text:span text:style-name="T230">me</text:span><text:span text:style-name="T229"> possibly </text:span><text:span text:style-name="T231">addit</text:span><text:span text:style-name="T233">i</text:span><text:span text:style-name="T231">onal </text:span><text:span text:style-name="T232">user</text:span><text:span text:style-name="T228">]</text:span></text:p>
      <text:p text:style-name="P52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7">.</text:span></text:p>
      <text:p text:style-name="P6"/>
      <text:p text:style-name="P6"/>
      <text:p text:style-name="P53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8"><text:span text:style-name="T248">New installation?</text:span><text:span text:style-name="T250"><text:tab/></text:span><text:span text:style-name="T251"></text:span><text:span text:style-name="T252"><text:tab/>Start at chapter </text:span><text:span text:style-name="T249"><text:bookmark-ref text:reference-format="page" text:ref-name="__RefNumPara__4009_12717081281">2</text:bookmark-ref></text:span><text:span text:style-name="T249"><text:s text:c="2"/></text:span><text:span text:style-name="T249"><text:bookmark-ref text:reference-format="text" text:ref-name="__RefNumPara__4009_12717081281">Perform installation</text:bookmark-ref></text:span><text:span text:style-name="T253">.</text:span></text:p>
      <text:p text:style-name="P50"/>
      <text:p text:style-name="P52"><text:span text:style-name="Strong_20_Emphasis"><text:span text:style-name="T28"/></text:span></text:p>
      <text:list xml:id="list2905997632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90248478417825" text:continue-numbering="true" text:style-name="L1">
        <text:list-item>
          <text:p text:style-name="P97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72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1">Boot the computer from</text:span><text:span text:style-name="T173"><text:note text:id="ftn5" text:note-class="footnote"><text:note-citation>1</text:note-citation><text:note-body><text:p text:style-name="P92"><text:span text:style-name="T120">Boot menu/Setup via one of the </text:span><text:span text:style-name="T121">f</text:span><text:span text:style-name="T120">requently used keys:</text:span> Esc, Delete, F1, F2, <text:span text:style-name="T266">F9, </text:span>F10, F11, or F12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2"><text:note text:id="ftn6" text:note-class="footnote"><text:note-citation>2</text:note-citation><text:note-body><text:p text:style-name="P7"><text:span text:style-name="T234">From a Live USB stick (or DVD)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4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0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7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90249717350392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55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90248557382926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0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70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6"/>
      <text:p text:style-name="P56"><text:span text:style-name="Emphasis"><text:span text:style-name="T245">Written</text:span></text:span><text:span text:style-name="Emphasis"><text:span text:style-name="T243"> </text:span></text:span><text:span text:style-name="Emphasis"><text:span text:style-name="T245">by</text:span></text:span><text:span text:style-name="Emphasis"><text:span text:style-name="T24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4">Karel Zimmer</text:span></text:span></text:a><text:span text:style-name="Emphasis"><text:span text:style-name="T243">, </text:span></text:span><text:a xlink:type="simple" xlink:href="https://creativecommons.org/publicdomain/zero/1.0" text:style-name="Internet_20_link" text:visited-style-name="Visited_20_Internet_20_Link"><text:span text:style-name="Emphasis"><text:span text:style-name="T246">CC0 1.0 Universal</text:span></text:span></text:a><text:span text:style-name="Emphasis"><text:span text:style-name="T243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21T09:02:47.872365703">2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47.714048792</dc:date>
    <meta:keyword>Installatie</meta:keyword>
    <meta:keyword>Checklist</meta:keyword>
    <meta:keyword>Linux</meta:keyword>
    <meta:editing-cycles>6883</meta:editing-cycles>
    <meta:editing-duration>P12DT2H52M50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80" meta:character-count="4142" meta:non-whitespace-character-count="3508"/>
    <meta:user-defined meta:name="Info 1"/>
    <meta:user-defined meta:name="Info 2"/>
    <meta:user-defined meta:name="Info 3"/>
    <meta:user-defined meta:name="Info 4"/>
  </office:meta>
</office:document-meta>
</file>